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officeooo:rsid="0006d908" officeooo:paragraph-rsid="0006d908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Quotations" style:list-style-name="L14"/>
    <style:style style:name="P18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versial issues of Overdue Rate</text:p>
      <text:p text:style-name="Text_20_body">Alright — <text:span text:style-name="Strong_20_Emphasis">overdue rate</text:span> is sneaky.<text:line-break/>It looks operational, boring, even neutral… and then suddenly it’s being used to argue about fines, staffing, user behaviour, and “discipline” 😬</text:p>
      <text:p text:style-name="Text_20_body">Let’s break it down properly.</text:p>
      <text:p text:style-name="Horizontal_20_Line"/>
      <text:h text:style-name="Heading_20_1" text:outline-level="1">Why overdue rate is controversial (even when it looks simple)</text:h>
      <text:h text:style-name="Heading_20_2" text:outline-level="2">1️⃣ There are <text:span text:style-name="Emphasis">multiple</text:span> overdue rates hiding in one phrase</text:h>
      <text:p text:style-name="Text_20_body">When someone says <text:span text:style-name="Emphasis">“overdue rate”</text:span>, they might mean:</text:p>
      <text:list text:style-name="L1">
        <text:list-item>
          <text:p text:style-name="P2">% of items currently overdue</text:p>
        </text:list-item>
        <text:list-item>
          <text:p text:style-name="P2">% of loans that ever became overdue</text:p>
        </text:list-item>
        <text:list-item>
          <text:p text:style-name="P2">% of borrowers with at least one overdue</text:p>
        </text:list-item>
        <text:list-item>
          <text:p text:style-name="P2">Average days overdue</text:p>
        </text:list-item>
        <text:list-item>
          <text:p text:style-name="P2">Overdues at end of month vs any time during month</text:p>
        </text:list-item>
      </text:list>
      <text:p text:style-name="Text_20_body">Each tells a <text:span text:style-name="Strong_20_Emphasis">very different story</text:span>.</text:p>
      <text:p text:style-name="Text_20_body">If you don’t pin this down, the metric will get reinterpreted mid-meeting.</text:p>
      <text:p text:style-name="Horizontal_20_Line"/>
      <text:h text:style-name="Heading_20_2" text:outline-level="2">2️⃣ Snapshot overdues are extremely volatile</text:h>
      <text:p text:style-name="Text_20_body">Most dashboards use:</text:p>
      <text:p text:style-name="P3"><text:span text:style-name="Source_20_Text">date_due &lt; NOW()</text:span></text:p>
      <text:p text:style-name="Text_20_body">That means:</text:p>
      <text:list text:style-name="L2">
        <text:list-item>
          <text:p text:style-name="P4">Run it on Monday → low</text:p>
        </text:list-item>
        <text:list-item>
          <text:p text:style-name="P4">Run it after a holiday → high</text:p>
        </text:list-item>
        <text:list-item>
          <text:p text:style-name="P4">Run it before term starts → low</text:p>
        </text:list-item>
        <text:list-item>
          <text:p text:style-name="P4">Run it during exams → high</text:p>
        </text:list-item>
      </text:list>
      <text:p text:style-name="Text_20_body">So the number changes:</text:p>
      <text:p text:style-name="Quotations"><text:span text:style-name="Strong_20_Emphasis">without behaviour changing</text:span></text:p>
      <text:p text:style-name="Text_20_body">Management often assumes the opposite.</text:p>
      <text:p text:style-name="Horizontal_20_Line"/>
      <text:h text:style-name="Heading_20_2" text:outline-level="2"><text:soft-page-break/>3️⃣ Policy changes break comparability overnight</text:h>
      <text:p text:style-name="Text_20_body">Overdue rate is hypersensitive to:</text:p>
      <text:list text:style-name="L3">
        <text:list-item>
          <text:p text:style-name="P5">Loan periods</text:p>
        </text:list-item>
        <text:list-item>
          <text:p text:style-name="P5">Grace periods</text:p>
        </text:list-item>
        <text:list-item>
          <text:p text:style-name="P5">Auto-renewals</text:p>
        </text:list-item>
        <text:list-item>
          <text:p text:style-name="P5">Fine-free policies</text:p>
        </text:list-item>
        <text:list-item>
          <text:p text:style-name="P5">Courtesy notices timing</text:p>
        </text:list-item>
      </text:list>
      <text:p text:style-name="Text_20_body">Example:</text:p>
      <text:list text:style-name="L4">
        <text:list-item>
          <text:p text:style-name="P6">Enable auto-renewals → overdue rate drops</text:p>
        </text:list-item>
        <text:list-item>
          <text:p text:style-name="P6">Behaviour unchanged</text:p>
        </text:list-item>
        <text:list-item>
          <text:p text:style-name="P6">System changed</text:p>
        </text:list-item>
      </text:list>
      <text:p text:style-name="Text_20_body">Without context, the dashboard lies.</text:p>
      <text:p text:style-name="Horizontal_20_Line"/>
      <text:h text:style-name="Heading_20_2" text:outline-level="2">4️⃣ It quietly moralises user behaviour</text:h>
      <text:p text:style-name="Text_20_body">This is subtle but important.</text:p>
      <text:p text:style-name="Text_20_body">Overdue metrics often get read as:</text:p>
      <text:p text:style-name="Quotations">“Users aren’t behaving properly”</text:p>
      <text:p text:style-name="Text_20_body">That framing:</text:p>
      <text:list text:style-name="L5">
        <text:list-item>
          <text:p text:style-name="P7">Penalises certain user groups</text:p>
        </text:list-item>
        <text:list-item>
          <text:p text:style-name="P7">Ignores structural constraints (exam load, caring duties)</text:p>
        </text:list-item>
        <text:list-item>
          <text:p text:style-name="P7">Reinforces punitive narratives</text:p>
        </text:list-item>
      </text:list>
      <text:p text:style-name="Text_20_body">This matters in equity-focused institutions.</text:p>
      <text:p text:style-name="Horizontal_20_Line"/>
      <text:h text:style-name="Heading_20_2" text:outline-level="2">5️⃣ It’s often misused to justify fines or enforcement</text:h>
      <text:p text:style-name="Text_20_body">Common leap:</text:p>
      <text:p text:style-name="Quotations">“Overdues are high → we need fines / stricter rules”</text:p>
      <text:p text:style-name="Text_20_body">But:</text:p>
      <text:list text:style-name="L6">
        <text:list-item>
          <text:p text:style-name="P8">Overdues ≠ lost items</text:p>
        </text:list-item>
        <text:list-item>
          <text:p text:style-name="P8">Overdues ≠ intentional misuse</text:p>
        </text:list-item>
        <text:list-item>
          <text:p text:style-name="P8">Overdues ≠ cost</text:p>
        </text:list-item>
      </text:list>
      <text:p text:style-name="Text_20_body"><text:soft-page-break/>The metric alone does not support policy change.</text:p>
      <text:p text:style-name="Horizontal_20_Line"/>
      <text:h text:style-name="Heading_20_2" text:outline-level="2">6️⃣ Staff activity affects the number</text:h>
      <text:p text:style-name="Text_20_body">Overdue rate depends on:</text:p>
      <text:list text:style-name="L7">
        <text:list-item>
          <text:p text:style-name="P9">Timely check-ins</text:p>
        </text:list-item>
        <text:list-item>
          <text:p text:style-name="P9">Amnesty handling</text:p>
        </text:list-item>
        <text:list-item>
          <text:p text:style-name="P9">Backlogs</text:p>
        </text:list-item>
        <text:list-item>
          <text:p text:style-name="P9">Shelf returns vs system returns</text:p>
        </text:list-item>
      </text:list>
      <text:p text:style-name="Text_20_body">So the metric can end up measuring:</text:p>
      <text:p text:style-name="Quotations"><text:span text:style-name="Strong_20_Emphasis">staff workflow</text:span>, not user behaviour</text:p>
      <text:p text:style-name="Text_20_body">That’s awkward.</text:p>
      <text:p text:style-name="Horizontal_20_Line"/>
      <text:h text:style-name="Heading_20_2" text:outline-level="2">7️⃣ It varies wildly by material type</text:h>
      <text:list text:style-name="L8">
        <text:list-item>
          <text:p text:style-name="P10">Short loans → high overdue risk</text:p>
        </text:list-item>
        <text:list-item>
          <text:p text:style-name="P10">Equipment → high overdue risk</text:p>
        </text:list-item>
        <text:list-item>
          <text:p text:style-name="P10">Research monographs → low overdue risk</text:p>
        </text:list-item>
      </text:list>
      <text:p text:style-name="Text_20_body">A single blended rate hides this completely.</text:p>
      <text:p text:style-name="Horizontal_20_Line"/>
      <text:h text:style-name="Heading_20_2" text:outline-level="2">8️⃣ Why overdue rate <text:span text:style-name="Emphasis">is</text:span> still useful</text:h>
      <text:p text:style-name="Text_20_body">Used correctly, it helps with:</text:p>
      <text:list text:style-name="L9">
        <text:list-item>
          <text:p text:style-name="P11">Identifying pressure points</text:p>
        </text:list-item>
        <text:list-item>
          <text:p text:style-name="P11">Noticing systemic issues (too-short loan periods)</text:p>
        </text:list-item>
        <text:list-item>
          <text:p text:style-name="P11">Monitoring operational load</text:p>
        </text:list-item>
        <text:list-item>
          <text:p text:style-name="P11">Spotting notice failures</text:p>
        </text:list-item>
      </text:list>
      <text:p text:style-name="Text_20_body">But only if interpreted cautiously.</text:p>
      <text:p text:style-name="Horizontal_20_Line"/>
      <text:h text:style-name="Heading_20_1" text:outline-level="1"><text:soft-page-break/>How to make overdue rate safer</text:h>
      <text:h text:style-name="Heading_20_2" text:outline-level="2">Safer definition (recommended for v1)</text:h>
      <text:h text:style-name="Heading_20_3" text:outline-level="3"><text:span text:style-name="Strong_20_Emphasis">Snapshot overdue rate</text:span></text:h>
      <text:p text:style-name="Text_20_body"><text:span text:style-name="Strong_20_Emphasis">Definition:</text:span><text:line-break/>Proportion of active loans that are overdue at the time of reporting.</text:p>
      <text:p text:style-name="Text_20_body"><text:span text:style-name="Strong_20_Emphasis">Why this works:</text:span></text:p>
      <text:list text:style-name="L10">
        <text:list-item>
          <text:p text:style-name="P12">Easy to explain</text:p>
        </text:list-item>
        <text:list-item>
          <text:p text:style-name="P12">Operationally relevant</text:p>
        </text:list-item>
        <text:list-item>
          <text:p text:style-name="P12">Honest about being a snapshot</text:p>
        </text:list-item>
      </text:list>
      <text:p text:style-name="Text_20_body"><text:span text:style-name="Strong_20_Emphasis">Label it clearly.</text:span><text:line-break/>That word matters.</text:p>
      <text:p text:style-name="Horizontal_20_Line"/>
      <text:h text:style-name="Heading_20_2" text:outline-level="2">Safer alternatives (often better)</text:h>
      <text:p text:style-name="Text_20_body">Instead of a single rate, consider later:</text:p>
      <text:list text:style-name="L11">
        <text:list-item>
          <text:p text:style-name="P13">% of loans returned late</text:p>
        </text:list-item>
        <text:list-item>
          <text:p text:style-name="P13">Median days overdue</text:p>
        </text:list-item>
        <text:list-item>
          <text:p text:style-name="P13">Overdues by item type</text:p>
        </text:list-item>
        <text:list-item>
          <text:p text:style-name="P13">Overdues by loan rule</text:p>
        </text:list-item>
      </text:list>
      <text:p text:style-name="Text_20_body">These reduce moral overtones.</text:p>
      <text:p text:style-name="Horizontal_20_Line"/>
      <text:h text:style-name="Heading_20_2" text:outline-level="2">Exclusions that reduce drama</text:h>
      <text:p text:style-name="Text_20_body">Strongly consider excluding:</text:p>
      <text:list text:style-name="L12">
        <text:list-item>
          <text:p text:style-name="P14">Interlibrary loans</text:p>
        </text:list-item>
        <text:list-item>
          <text:p text:style-name="P14">Course reserves</text:p>
        </text:list-item>
        <text:list-item>
          <text:p text:style-name="P14">Equipment</text:p>
        </text:list-item>
        <text:list-item>
          <text:p text:style-name="P14">Staff loans</text:p>
        </text:list-item>
      </text:list>
      <text:p text:style-name="Text_20_body">You’ll instantly halve the arguments.</text:p>
      <text:p text:style-name="Horizontal_20_Line"/>
      <text:h text:style-name="Heading_20_1" text:outline-level="1"><text:soft-page-break/>Management safety rating</text:h>
      <text:h text:style-name="Heading_20_3" text:outline-level="3">🔴 High risk as a headline KPI</text:h>
      <text:p text:style-name="Text_20_body">Don’t put it front-and-centre.</text:p>
      <text:h text:style-name="Heading_20_3" text:outline-level="3">🟡 Medium risk as a secondary operational metric</text:h>
      <text:p text:style-name="Text_20_body">Safe if:</text:p>
      <text:list text:style-name="L13">
        <text:list-item>
          <text:p text:style-name="P15">clearly labelled</text:p>
        </text:list-item>
        <text:list-item>
          <text:p text:style-name="P15">accompanied by policy context</text:p>
        </text:list-item>
        <text:list-item>
          <text:p text:style-name="P15">not compared casually across years</text:p>
        </text:list-item>
      </text:list>
      <text:h text:style-name="Heading_20_3" text:outline-level="3">🟢 Low risk for internal ops dashboards</text:h>
      <text:p text:style-name="Text_20_body">Circulation teams understand its limits.</text:p>
      <text:p text:style-name="Horizontal_20_Line"/>
      <text:h text:style-name="Heading_20_2" text:outline-level="2">How I’d introduce it (politically safe)</text:h>
      <text:list text:style-name="L14">
        <text:list-item>
          <text:p text:style-name="P16">Hide behind a click</text:p>
        </text:list-item>
        <text:list-item>
          <text:p text:style-name="P16">Add tooltip:</text:p>
          <text:p text:style-name="P17">“Snapshot measure influenced by loan rules and auto-renewals.”</text:p>
        </text:list-item>
        <text:list-item>
          <text:p text:style-name="P16">Never show it alone — pair it with:</text:p>
          <text:list>
            <text:list-item>
              <text:p text:style-name="P16">auto-renewal rate</text:p>
            </text:list-item>
            <text:list-item>
              <text:p text:style-name="P16">average loan duration</text:p>
            </text:list-item>
          </text:list>
        </text:list-item>
      </text:list>
      <text:p text:style-name="Text_20_body">Context neutralises conflict.</text:p>
      <text:p text:style-name="Horizontal_20_Line"/>
      <text:h text:style-name="Heading_20_2" text:outline-level="2">The unspoken rule</text:h>
      <text:p text:style-name="Text_20_body">If a KPI can be read as:</text:p>
      <text:p text:style-name="Quotations">“People are doing something wrong”</text:p>
      <text:p text:style-name="Text_20_body">…it needs <text:span text:style-name="Strong_20_Emphasis">extra care</text:span>, even if the data is correct.</text:p>
      <text:p text:style-name="Text_20_body">Overdue rate is one of those.</text:p>
      <text:p text:style-name="Horizontal_20_Line"/>
      <text:h text:style-name="Heading_20_3" text:outline-level="3">Bottom line</text:h>
      <text:p text:style-name="Text_20_body"><text:span text:style-name="Strong_20_Emphasis">Overdue rate is operationally useful but socially charged.</text:span><text:line-break/>It reflects systems and policies as much as behaviour.</text:p>
      <text:p text:style-name="Text_20_body"><text:soft-page-break/>Used carefully → insight<text:line-break/>Used carelessly → blame</text:p>
      <text:p text:style-name="Horizontal_20_Line"/>
      <text:p text:style-name="Text_20_body">If you want, next we can:</text:p>
      <text:list text:style-name="L15">
        <text:list-item>
          <text:p text:style-name="P18">Rank <text:span text:style-name="Emphasis">all</text:span> your KPIs by political risk</text:p>
        </text:list-item>
        <text:list-item>
          <text:p text:style-name="P18">Design a two-tier dashboard (management vs ops)</text:p>
        </text:list-item>
        <text:list-item>
          <text:p text:style-name="P18">Or move on to a <text:span text:style-name="Emphasis">much</text:span> safer KPI (holds placed is a palate cleanser 😄)</text:p>
        </text:list-item>
      </text:list>
      <text:p text:style-name="Text_20_body">Just say where to go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0:11:57.119360141</meta:creation-date>
    <dc:date>2026-01-31T00:12:46.228271754</dc:date>
    <meta:editing-duration>PT49S</meta:editing-duration>
    <meta:editing-cycles>1</meta:editing-cycles>
    <meta:document-statistic meta:table-count="0" meta:image-count="0" meta:object-count="0" meta:page-count="6" meta:paragraph-count="128" meta:word-count="719" meta:character-count="4138" meta:non-whitespace-character-count="3602"/>
    <meta:generator>LibreOffice/25.2.3.2$Linux_AARCH64 LibreOffice_project/520$Build-2</meta:generator>
  </office:meta>
</office:document-meta>
</file>